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5-09-04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5-06-2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5-03-2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5-01-2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4-08-1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4-06-2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3-12-27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3-06-2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3-03-2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2-12-14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2-06-2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2-01-2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1-04-14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3868" calcext:value-type="float">
            <text:p>17.99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7668" calcext:value-type="float">
            <text:p>17.91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0444" calcext:value-type="float">
            <text:p>18.03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1612" calcext:value-type="float">
            <text:p>18.23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8876" calcext:value-type="float">
            <text:p>18.43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6081193136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8" meta:object-count="0"/>
    <meta:user-defined meta:name="AppVersion">3.0</meta:user-defined>
  </office:meta>
</office:document-meta>
</file>